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36bbf7" officeooo:paragraph-rsid="0036bbf7"/>
    </style:style>
    <style:style style:name="P2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377b16" officeooo:paragraph-rsid="00377b16"/>
    </style:style>
    <style:style style:name="P3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310bd3" officeooo:paragraph-rsid="00310bd3"/>
    </style:style>
    <style:style style:name="P4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394a97" officeooo:paragraph-rsid="00394a97"/>
    </style:style>
    <style:style style:name="P5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211396" officeooo:paragraph-rsid="00211396"/>
    </style:style>
    <style:style style:name="P6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221d12" officeooo:paragraph-rsid="00221d12"/>
    </style:style>
    <style:style style:name="P7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248acb" officeooo:paragraph-rsid="00248acb"/>
    </style:style>
    <style:style style:name="P8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27a851" officeooo:paragraph-rsid="0027a851"/>
    </style:style>
    <style:style style:name="P9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2f735a" officeooo:paragraph-rsid="002f735a"/>
    </style:style>
    <style:style style:name="P10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paragraph-rsid="001c9eae"/>
    </style:style>
    <style:style style:name="P11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39f8b2" officeooo:paragraph-rsid="0039f8b2"/>
    </style:style>
    <style:style style:name="P12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normal" officeooo:rsid="0039fa66" officeooo:paragraph-rsid="0039fa66"/>
    </style:style>
    <style:style style:name="P13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bold" officeooo:rsid="00211396" officeooo:paragraph-rsid="001c9eae" style:font-weight-asian="bold" style:font-weight-complex="bold"/>
    </style:style>
    <style:style style:name="P14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c2d30" style:font-name="Roboto" fo:font-size="9.75pt" fo:letter-spacing="normal" fo:font-style="normal" fo:font-weight="bold" officeooo:rsid="0024f9c9" officeooo:paragraph-rsid="001c9eae" style:font-weight-asian="bold" style:font-weight-complex="bold"/>
    </style:style>
    <style:style style:name="P15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color="#89ddff" style:font-name="Droid Sans Mono" fo:font-size="10.5pt" fo:font-weight="normal" officeooo:rsid="00248acb" officeooo:paragraph-rsid="00248acb" fo:background-color="#212121"/>
    </style:style>
    <style:style style:name="T1" style:family="text">
      <style:text-properties officeooo:rsid="001c9eae"/>
    </style:style>
    <style:style style:name="T2" style:family="text">
      <style:text-properties fo:font-weight="bold" officeooo:rsid="0024f9c9" style:font-weight-asian="bold" style:font-weight-complex="bold"/>
    </style:style>
    <style:style style:name="T3" style:family="text">
      <style:text-properties officeooo:rsid="002f8d62"/>
    </style:style>
    <style:style style:name="T4" style:family="text">
      <style:text-properties officeooo:rsid="0038cb4f"/>
    </style:style>
    <style:style style:name="T5" style:family="text">
      <style:text-properties officeooo:rsid="0039f8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1.<text:tab/></text:span>Картинки в слайдере разной высоты</text:p>
      <text:p text:style-name="P10"><text:tab/><text:span text:style-name="T2">сделал одной высоты. Но нужно дорабатывать.</text:span></text:p>
      <text:p text:style-name="P14"/>
      <text:p text:style-name="P10"><text:span text:style-name="T1">2.<text:tab/></text:span>кнопка buy не работает.</text:p>
      <text:p text:style-name="P13"/>
      <text:p text:style-name="P5">9. проверить сайт на вертикальный ритм текста. (задать размер шрифта, меж строчный интервал и вертикальные отступы между заголовками и абзацами в относительных единицах. <text:span text:style-name="T4">Задать это все родителям. Очистить код css. </text:span></text:p>
      <text:p text:style-name="P5"/>
      <text:p text:style-name="P6">10. проверить классы css, убрать лишние, убрать дублирующиеся, добавить нужные, добавить свистелок и перделок с псевдоклассами.</text:p>
      <text:p text:style-name="P7"/>
      <text:p text:style-name="P8">11. подумать и поиграть с тенями.</text:p>
      <text:p text:style-name="P15"/>
      <text:p text:style-name="P9">12. css transition. <text:span text:style-name="T3">Transform.</text:span> Animation</text:p>
      <text:p text:style-name="P3"/>
      <text:p text:style-name="P3">проверить все верстку согласно памятки.</text:p>
      <text:p text:style-name="P3"/>
      <text:p text:style-name="P2">12. добавить flex на гостевую с формами.</text:p>
      <text:p text:style-name="P2"/>
      <text:p text:style-name="P1">13. сделать проверку на пидора по чек боксу. (input:checked ~ .item {})</text:p>
      <text:p text:style-name="P12">урок 7 — плавные переходы .</text:p>
      <text:p text:style-name="P4">14. поиграть с формами с помощью (спрятать форму, а их состояние передавать в соседние label.</text:p>
      <text:p text:style-name="P11">input[type=radio] + label {}</text:p>
      <text:p text:style-name="P11">input[type=radio]:checked + label {}</text:p>
      <text:p text:style-name="P11">input[type=radio]:disabled + label {}</text:p>
      <text:p text:style-name="P12">урок 7 — плавные переходы .</text:p>
      <text:p text:style-name="P11">15. поиграть с заливкой градиентам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7:15:44.323678229</meta:creation-date>
    <meta:generator>LibreOffice/6.0.7.3$Linux_X86_64 LibreOffice_project/00m0$Build-3</meta:generator>
    <dc:date>2020-04-17T13:52:25.454033216</dc:date>
    <meta:editing-duration>P1DT4H29M1S</meta:editing-duration>
    <meta:editing-cycles>20</meta:editing-cycles>
    <meta:document-statistic meta:table-count="0" meta:image-count="0" meta:object-count="0" meta:page-count="1" meta:paragraph-count="17" meta:word-count="140" meta:character-count="955" meta:non-whitespace-character-count="827"/>
  </office:meta>
</office:document-meta>
</file>